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cc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fill-color="#ffffff" draw:auto-grow-height="true" fo:min-height="11.36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  <style:text-properties fo:color="#ffffff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color="#ffff00" fo:font-size="20pt" fo:font-weight="bold"/>
    </style:style>
    <style:style style:name="P16" style:family="paragraph">
      <style:paragraph-properties fo:margin-left="0cm" fo:margin-right="0cm" fo:text-align="center" fo:text-indent="0cm"/>
      <style:text-properties fo:color="#23ff23" fo:font-size="20pt" fo:font-weight="bold"/>
    </style:style>
    <style:style style:name="P17" style:family="paragraph">
      <style:paragraph-properties fo:text-align="center"/>
      <style:text-properties fo:color="#ffff00" fo:font-size="20pt" fo:font-weight="bold"/>
    </style:style>
    <style:style style:name="P18" style:family="paragraph">
      <style:paragraph-properties fo:margin-left="7.2cm" fo:margin-right="0cm" text:enable-numbering="false" fo:text-indent="-0.6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23ff23"/>
    </style:style>
    <style:style style:name="T6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cccff"/>
    </style:style>
    <style:style style:name="T8" style:family="text">
      <style:text-properties fo:color="#ffff00" fo:font-size="20pt" fo:font-weight="bold"/>
    </style:style>
    <style:style style:name="T9" style:family="text">
      <style:text-properties fo:color="#23ff23" fo:font-family="'Lucida Sans'" style:font-style-name="Regular" style:font-family-generic="swiss" style:font-pitch="variable" fo:font-size="20pt" fo:font-weight="bold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0" style:family="text">
      <style:text-properties fo:font-family="Tahoma" style:font-style-name="Regular" style:font-family-generic="swiss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1" style:family="text">
      <style:text-properties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2" style:family="text">
      <style:text-properties fo:color="#ffff00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3" style:family="text">
      <style:text-properties fo:color="#ccccff" fo:font-family="'Lucida Sans'" style:font-style-name="Regular" style:font-pitch="variable" style:font-family-asian="Tahoma" style:font-style-name-asian="Regular" style:font-family-generic-asian="swiss" style:font-pitch-asian="variable" style:font-family-complex="Tahoma" style:font-style-name-complex="Regular" style:font-family-generic-complex="swiss" style:font-pitch-complex="variable"/>
    </style:style>
    <style:style style:name="T14" style:family="text">
      <style:text-properties fo:color="#ccccff" fo:font-weight="bold"/>
    </style:style>
    <style:style style:name="T15" style:family="text">
      <style:text-properties fo:color="#ffff00" fo:font-weight="bold"/>
    </style:style>
    <style:style style:name="T16" style:family="text">
      <style:text-properties fo:color="#ff0000" fo:font-weight="bold"/>
    </style:style>
    <style:style style:name="T17" style:family="text">
      <style:text-properties fo:color="#23ff23" fo:font-size="22pt"/>
    </style:style>
    <style:style style:name="T18" style:family="text">
      <style:text-properties fo:color="#23ff23" fo:font-size="22pt" fo:font-weight="normal"/>
    </style:style>
    <style:style style:name="T19" style:family="text">
      <style:text-properties fo:font-size="24pt"/>
    </style:style>
    <style:style style:name="T20" style:family="text">
      <style:text-properties fo:color="#ff6633" fo:font-size="20pt" fo:font-weight="bold"/>
    </style:style>
    <style:style style:name="T21" style:family="text">
      <style:text-properties fo:font-size="20pt" fo:font-weight="bold"/>
    </style:style>
    <style:style style:name="T22" style:family="text">
      <style:text-properties fo:color="#00ffff" fo:font-size="20pt" fo:font-weight="bold"/>
    </style:style>
    <style:style style:name="T23" style:family="text">
      <style:text-properties fo:color="#23ff23" fo:font-size="20pt" fo:font-weight="bold"/>
    </style:style>
    <style:style style:name="T24" style:family="text">
      <style:text-properties fo:color="#ffffff" fo:font-size="20pt" fo:font-weight="bold"/>
    </style:style>
    <style:style style:name="T25" style:family="text">
      <style:text-properties fo:color="#ccccff" fo:font-size="20pt" fo:font-weight="bold"/>
    </style:style>
    <style:style style:name="T26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9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0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caesar cipher</presentation:footer-decl>
      <presentation:footer-decl presentation:name="ftr2">CMPTxxxx</presentation:footer-decl>
      <presentation:date-time-decl presentation:name="dtd1" presentation:source="fixed">15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7.0-7.6: Applications: Caesar cipher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5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7.361cm" svg:height="1.905cm" svg:x="19.946cm" svg:y="10.137cm">
          <text:list text:style-name="L3">
            <text:list-item>
              <text:p text:style-name="P2"><text:span text:style-name="T1">Quiz04 today (ch5-6)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f §6.5-6.10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Library</text:span> modules:</text:p>
              </text:list-item>
            </text:list>
            <text:list text:style-name="L4">
              <text:list-item>
                <text:list>
                  <text:list-item>
                    <text:p text:style-name="P6">Public <text:span text:style-name="T2">interface</text:span> (header) v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ivate <text:span text:style-name="T2">implement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r: <text:span text:style-name="T2">owner's</text:span> manual vs. <text:span text:style-name="T2">shop</text:span> manual</text:p>
                  </text:list-item>
                </text:list>
              </text:list-item>
            </text:list>
            <text:list text:style-name="L4">
              <text:list-item>
                <text:p text:style-name="P5">Defining an <text:span text:style-name="T2">abstract data type</text:span></text:p>
              </text:list-item>
            </text:list>
            <text:list text:style-name="L4">
              <text:list-item>
                <text:p text:style-name="P5"><text:span text:style-name="T2">Accessor</text:span> (set/get) functions</text:p>
              </text:list-item>
            </text:list>
            <text:list text:style-name="L4">
              <text:list-item>
                <text:p text:style-name="P5">Using (<text:span text:style-name="T2">import</text:span>) our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3">10 minutes, 20 points</text:span></text:p>
          </draw:text-box>
        </draw:frame>
        <draw:frame presentation:style-name="pr7" draw:text-style-name="P9" draw:id="id1" draw:layer="layout" svg:width="25.199cm" svg:height="14.267cm" svg:x="1.4cm" svg:y="4.507cm" presentation:class="outline">
          <draw:text-box>
            <text:list text:style-name="L4">
              <text:list-item>
                <text:p text:style-name="P7"><text:span text:style-name="T4">Contrast </text:span><text:span text:style-name="T2">aliasing</text:span><text:span text:style-name="T4"> a list with </text:span><text:span text:style-name="T2">copying</text:span><text:span text:style-name="T4"> a list.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Write </text:span><text:span text:style-name="T2">Python</text:span><text:span text:style-name="T4"> code to demonstrate the difference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4">Contrast a </text:span><text:span text:style-name="T2">header</text:span><text:span text:style-name="T4"> (</text:span><text:span text:style-name="T5">DEF</text:span><text:span text:style-name="T4">) file with an </text:span><text:span text:style-name="T2">implementation</text:span><text:span text:style-name="T4"> (</text:span><text:span text:style-name="T5">IMP</text:span><text:span text:style-name="T4">) file.</text:span></text:p>
              </text:list-item>
            </text:list>
            <text:list text:style-name="L4">
              <text:list-item>
                <text:p text:style-name="P7"><text:span text:style-name="T4">Why should we use </text:span><text:span text:style-name="T2">accessor</text:span><text:span text:style-name="T4"> (set/get) functions in an ADT?</text:span></text:p>
              </text:list-item>
            </text:list>
            <text:list text:style-name="L4">
              <text:list-item>
                <text:p text:style-name="P7"><text:span text:style-name="T4">Write a Python function </text:span><text:span text:style-name="T5">matrix(n_rows, n_cols)</text:span><text:span text:style-name="T4"> to create and return a </text:span><text:span text:style-name="T2">2D list</text:span><text:span text:style-name="T4"> with the given number of rows/co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3">answers #1</text:span></text:p>
          </draw:text-box>
        </draw:frame>
        <draw:frame presentation:style-name="pr7" draw:text-style-name="P9" draw:id="id2" draw:layer="layout" svg:width="25.199cm" svg:height="15.007cm" svg:x="1.4cm" svg:y="4.507cm" presentation:class="outline" presentation:user-transformed="true">
          <draw:text-box>
            <text:list text:style-name="L4">
              <text:list-item>
                <text:p text:id="id3" text:style-name="P7"><text:span text:style-name="T4">Contrast </text:span><text:span text:style-name="T2">aliasing</text:span><text:span text:style-name="T4"> a list with </text:span><text:span text:style-name="T2">copying</text:span><text:span text:style-name="T4"> a list.</text:span></text:p>
              </text:list-item>
            </text:list>
            <text:list text:style-name="L4">
              <text:list-item>
                <text:list>
                  <text:list-item>
                    <text:p text:id="id4" text:style-name="P8"><text:span text:style-name="T2">Aliasing</text:span>: another name for the same list; modifying elements of the alias also modifies elements of the original li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" text:style-name="P8"><text:span text:style-name="T2">Copying</text:span>: a separate data structure with the same cont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" text:style-name="P11"><text:span text:style-name="T5">origList = [ 1, 2, 3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" text:style-name="P11"><text:span text:style-name="T5">aliasList = origLi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" text:style-name="P11"><text:span text:style-name="T5">copyList = origList[: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9" text:style-name="P11"><text:span text:style-name="T5">aliasList[0] =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0" text:style-name="P11"><text:span text:style-name="T5">copyList[1] =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1" text:style-name="P11"><text:span text:style-name="T5">origList[0]</text:span><text:span text:style-name="T5"><text:tab/></text:span><text:span text:style-name="T5"><text:tab/></text:span><text:span text:style-name="T5"># is 5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3">answers #2-3</text:span></text:p>
          </draw:text-box>
        </draw:frame>
        <draw:frame presentation:style-name="pr7" draw:text-style-name="P9" draw:id="id12" draw:layer="layout" svg:width="25.199cm" svg:height="14.267cm" svg:x="1.4cm" svg:y="4.507cm" presentation:class="outline">
          <draw:text-box>
            <text:list text:style-name="L4">
              <text:list-item>
                <text:p text:id="id13" text:style-name="P7"><text:span text:style-name="T4">Contrast a </text:span><text:span text:style-name="T2">header</text:span><text:span text:style-name="T4"> (</text:span><text:span text:style-name="T5">DEF</text:span><text:span text:style-name="T4">) file with an </text:span><text:span text:style-name="T2">implementation</text:span><text:span text:style-name="T4"> (</text:span><text:span text:style-name="T5">IMP</text:span><text:span text:style-name="T4">) file.</text:span></text:p>
              </text:list-item>
            </text:list>
            <text:list text:style-name="L4">
              <text:list-item>
                <text:list>
                  <text:list-item>
                    <text:p text:id="id14" text:style-name="P8"><text:span text:style-name="T4">Header: public interface, doesn't define bodies of 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8"><text:span text:style-name="T4">Implementation: contains bodies of the functions</text:span></text:p>
                  </text:list-item>
                </text:list>
              </text:list-item>
            </text:list>
            <text:list text:style-name="L4">
              <text:list-item>
                <text:p text:id="id16" text:style-name="P7"><text:span text:style-name="T4">Why should we use </text:span><text:span text:style-name="T2">accessor</text:span><text:span text:style-name="T4"> (set/get) functions in an ADT?</text:span></text:p>
              </text:list-item>
            </text:list>
            <text:list text:style-name="L4">
              <text:list-item>
                <text:list>
                  <text:list-item>
                    <text:p text:id="id17" text:style-name="P8"><text:span text:style-name="T4">Hide implementation details from u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8" text:style-name="P8"><text:span text:style-name="T4">Maintain the “illusion” of the AD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9" text:style-name="P8"><text:span text:style-name="T4">Ease future upgrades of internal implement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background" smil:attributeName="visibility" smil:to="visible"/>
                  <anim:transitionFilter smil:dur="0.5s" smil:targetElement="id1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04 (ch5-6): <text:span text:style-name="T3">answers #4</text:span></text:p>
          </draw:text-box>
        </draw:frame>
        <draw:frame presentation:style-name="pr7" draw:text-style-name="P9" draw:id="id20" draw:layer="layout" svg:width="25.199cm" svg:height="14.267cm" svg:x="1.4cm" svg:y="4.507cm" presentation:class="outline">
          <draw:text-box>
            <text:list text:style-name="L4">
              <text:list-item>
                <text:p text:id="id21" text:style-name="P7"><text:span text:style-name="T4">Write a Python function </text:span><text:span text:style-name="T5">matrix(n_rows, n_cols)</text:span><text:span text:style-name="T4"> to create and return a </text:span><text:span text:style-name="T2">2D list</text:span><text:span text:style-name="T4"> with the given number of rows/col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22" text:style-name="P11"><text:span text:style-name="T6">def create_matrix(n_rows, n_cols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3" text:style-name="P12"><text:span text:style-name="T6">matrix = range(n_row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4" text:style-name="P12"><text:span text:style-name="T6">for row in range(n_rows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id="id25" text:style-name="P13"><text:span text:style-name="T6">matrix[row] = range(n_col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6" text:style-name="P12"><text:span text:style-name="T6">return matri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0" anim:sub-item="background" smil:attributeName="visibility" smil:to="visible"/>
                  <anim:transitionFilter smil:dur="0.5s" smil:targetElement="id20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7.0-7.6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Strings</text:span>: manipulating text</text:p>
              </text:list-item>
            </text:list>
            <text:list text:style-name="L4">
              <text:list-item>
                <text:list>
                  <text:list-item>
                    <text:p text:style-name="P6">Null-<text:span text:style-name="T2">terminated</text:span> strings</text:p>
                  </text:list-item>
                </text:list>
              </text:list-item>
            </text:list>
            <text:list text:style-name="L4">
              <text:list-item>
                <text:p text:style-name="P5">Application: <text:span text:style-name="T2">cryptography</text:span> (substitution cipher)</text:p>
              </text:list-item>
            </text:list>
            <text:list text:style-name="L4">
              <text:list-item>
                <text:list>
                  <text:list-item>
                    <text:p text:style-name="P6">Creating a <text:span text:style-name="T2">library</text:span> for cryptograph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ublic</text:span> interf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brary-internal <text:span text:style-name="T2">helper</text:span> fun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ull-termination in strings</text:p>
          </draw:text-box>
        </draw:frame>
        <draw:frame presentation:style-name="pr9" draw:text-style-name="P5" draw:layer="layout" svg:width="25.905cm" svg:height="12.776cm" svg:x="1.4cm" svg:y="4.507cm" presentation:class="outline" presentation:user-transformed="true">
          <draw:text-box>
            <text:list text:style-name="L4">
              <text:list-item>
                <text:p text:style-name="P5">In Python, strings are a basic <text:span text:style-name="T2">type</text:span> (immutable seq)</text:p>
              </text:list-item>
            </text:list>
            <text:list text:style-name="L4">
              <text:list-item>
                <text:p text:style-name="P5">But in M2/C, <text:span text:style-name="T2">strings</text:span> are fixed-len <text:span text:style-name="T7">arrays</text:span> of <text:span text:style-name="T7">CHAR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>VAR myName : ARRAY [0..14] OF CHAR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But the array is not always completely <text:span text:style-name="T2">filled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>myName := “AppleMan”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How to know where the string <text:span text:style-name="T2">ends</text:span>?</text:p>
              </text:list-item>
            </text:list>
            <text:list text:style-name="L4">
              <text:list-item>
                <text:p text:style-name="P7">Strings are <text:span text:style-name="T2">null-terminated</text:span>:</text:p>
              </text:list-item>
            </text:list>
            <text:list text:style-name="L4">
              <text:list-item>
                <text:list>
                  <text:list-item>
                    <text:p text:style-name="P8">The null character <text:span text:style-name="T7">CHR(0)</text:span> is added to the e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nything past the termination char is ignored</text:p>
                  </text:list-item>
                </text:list>
              </text:list-item>
            </text:list>
          </draw:text-box>
        </draw:frame>
        <draw:rect draw:style-name="gr3" draw:text-style-name="P15" draw:layer="layout" svg:width="1.27cm" svg:height="1.27cm" svg:x="3.175cm" svg:y="17.51cm">
          <text:p text:style-name="P14"><text:span text:style-name="T8">A</text:span></text:p>
        </draw:rect>
        <draw:rect draw:style-name="gr3" draw:text-style-name="P15" draw:layer="layout" svg:width="1.27cm" svg:height="1.27cm" svg:x="4.475cm" svg:y="17.51cm">
          <text:p text:style-name="P14"><text:span text:style-name="T8">p</text:span></text:p>
        </draw:rect>
        <draw:rect draw:style-name="gr3" draw:text-style-name="P15" draw:layer="layout" svg:width="1.27cm" svg:height="1.27cm" svg:x="5.775cm" svg:y="17.51cm">
          <text:p text:style-name="P14"><text:span text:style-name="T8">p</text:span></text:p>
        </draw:rect>
        <draw:rect draw:style-name="gr3" draw:text-style-name="P15" draw:layer="layout" svg:width="1.27cm" svg:height="1.27cm" svg:x="7.075cm" svg:y="17.51cm">
          <text:p text:style-name="P14"><text:span text:style-name="T8">l</text:span></text:p>
        </draw:rect>
        <draw:rect draw:style-name="gr3" draw:text-style-name="P15" draw:layer="layout" svg:width="1.27cm" svg:height="1.27cm" svg:x="8.375cm" svg:y="17.51cm">
          <text:p text:style-name="P14"><text:span text:style-name="T8">e</text:span></text:p>
        </draw:rect>
        <draw:rect draw:style-name="gr3" draw:text-style-name="P15" draw:layer="layout" svg:width="1.27cm" svg:height="1.27cm" svg:x="9.675cm" svg:y="17.51cm">
          <text:p text:style-name="P14"><text:span text:style-name="T8">M</text:span></text:p>
        </draw:rect>
        <draw:rect draw:style-name="gr3" draw:text-style-name="P15" draw:layer="layout" svg:width="1.27cm" svg:height="1.27cm" svg:x="10.975cm" svg:y="17.51cm">
          <text:p text:style-name="P14"><text:span text:style-name="T8">a</text:span></text:p>
        </draw:rect>
        <draw:rect draw:style-name="gr3" draw:text-style-name="P15" draw:layer="layout" svg:width="1.27cm" svg:height="1.27cm" svg:x="12.275cm" svg:y="17.51cm">
          <text:p text:style-name="P14"><text:span text:style-name="T8">n</text:span></text:p>
        </draw:rect>
        <draw:rect draw:style-name="gr3" draw:text-style-name="P16" draw:layer="layout" svg:width="1.27cm" svg:height="1.27cm" svg:x="13.575cm" svg:y="17.51cm">
          <text:p text:style-name="P14"><text:span text:style-name="T9">Ø</text:span></text:p>
        </draw:rect>
        <draw:rect draw:style-name="gr4" draw:text-style-name="P17" draw:layer="layout" svg:width="1.27cm" svg:height="1.27cm" svg:x="14.875cm" svg:y="17.51cm">
          <text:p text:style-name="P1"/>
        </draw:rect>
        <draw:rect draw:style-name="gr4" draw:text-style-name="P17" draw:layer="layout" svg:width="1.27cm" svg:height="1.27cm" svg:x="16.175cm" svg:y="17.51cm">
          <text:p text:style-name="P1"/>
        </draw:rect>
        <draw:rect draw:style-name="gr4" draw:text-style-name="P17" draw:layer="layout" svg:width="1.27cm" svg:height="1.27cm" svg:x="17.375cm" svg:y="17.51cm">
          <text:p text:style-name="P1"/>
        </draw:rect>
        <draw:rect draw:style-name="gr4" draw:text-style-name="P17" draw:layer="layout" svg:width="1.27cm" svg:height="1.27cm" svg:x="18.675cm" svg:y="17.51cm">
          <text:p text:style-name="P1"/>
        </draw:rect>
        <draw:rect draw:style-name="gr4" draw:text-style-name="P17" draw:layer="layout" svg:width="1.27cm" svg:height="1.27cm" svg:x="19.975cm" svg:y="17.51cm">
          <text:p text:style-name="P1"/>
        </draw:rect>
        <draw:rect draw:style-name="gr4" draw:text-style-name="P17" draw:layer="layout" svg:width="1.27cm" svg:height="1.27cm" svg:x="21.275cm" svg:y="17.51cm">
          <text:p text:style-name="P1"/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yptography example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C<text:span text:style-name="T10">æ</text:span><text:span text:style-name="T11">sar </text:span><text:span text:style-name="T12">substitution cipher</text:span><text:span text:style-name="T11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Key</text:span><text:span text:style-name="T11">: e.g., </text:span><text:span text:style-name="T13">QAZXSWEDCVFRTGBNHYUJMKIO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Cleartext</text:span><text:span text:style-name="T11">: input text to encry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2">Ciphertext</text:span><text:span text:style-name="T11">: output encrypted 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ncoding: replace each </text:span><text:span text:style-name="T12">letter</text:span><text:span text:style-name="T11"> in source with corresponding letter from code ke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Decoding: same, using the decode ke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2">ROT13</text:span><text:span text:style-name="T11"> was an example of a substitution ciphe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Key: </text:span><text:span text:style-name="T13">NOPQRSTUVWXYZABCDEFGHIJKL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rite a <text:span text:style-name="T7">Substitution</text:span> cipher library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What public interface do we want for the library?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def </text:span><text:span text:style-name="T15">encode</text:span><text:span text:style-name="T14"> (</text:span><text:span text:style-name="T16">src, key</text:span><text:span text:style-name="T14">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"""En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Returns the en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key must be a permutation of the 26 lette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def </text:span><text:span text:style-name="T15">decode</text:span><text:span text:style-name="T14"> (</text:span><text:span text:style-name="T16">src, key</text:span><text:span text:style-name="T14">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"""De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Returns the de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7">key must be a permutation of the 26 lette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Internal helper function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In the implementation it is handy to have some helper functions for <text:span text:style-name="T2">internal</text:span> us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">def isalpha</text:span> <text:span text:style-name="T7">(ch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8">"""Return true if ch is a letter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">def alpha_pos</text:span><text:span text:style-name="T7"> (ch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8">"""Return index of a letter in the range 0 .. 25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">def decode_key</text:span> <text:span text:style-name="T7">(enc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8">"""Create a decode key from an encoding key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How to implement these?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isalpha() is built-in: ch.isalpha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Substitution library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Main function to <text:span text:style-name="T2">encode</text:span> string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def</text:span><text:span text:style-name="T21"> </text:span><text:span text:style-name="T22">encode</text:span><text:span text:style-name="T21">(src, 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"""En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Returns the en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key must be a permutation of the 26 lette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4">dst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for</text:span><text:span text:style-name="T24"> ch </text:span><text:span text:style-name="T20">in</text:span><text:span text:style-name="T24"> src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20">if</text:span><text:span text:style-name="T24"> ch.isalpha(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24">dst += key[alpha_pos(ch)]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20">else</text:span><text:span text:style-name="T24">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8"><text:span text:style-name="T24">dst += ch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return</text:span><text:span text:style-name="T24"> d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mplementing decode()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Decoding is just encoding using a reverse key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20">def</text:span><text:span text:style-name="T25"> </text:span><text:span text:style-name="T22">decode</text:span><text:span text:style-name="T25"> </text:span><text:span text:style-name="T24">(src, key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"""Decode the source string using the given code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Returns the decoded st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pre: src must be a strin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key must be a permutation of the 26 letter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3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return</text:span><text:span text:style-name="T24"> encode(src, decode_key(key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7"><text:span text:style-name="T24">Library: </text:span><text:span text:style-name="T24"><text:a xlink:href="http://twu.seanho.com/python/substitution.py">http://twu.seanho.com/python/substitution.py</text:a></text:span></text:p>
              </text:list-item>
            </text:list>
            <text:list text:style-name="L4">
              <text:list-item>
                <text:p text:style-name="P7"><text:span text:style-name="T24">Testbed: </text:span><text:span text:style-name="T24"><text:a xlink:href="http://twu.seanho.com/python/caesartest.py">http://twu.seanho.com/python/caesartest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6">Lab05</text:span><text:span text:style-name="T27"> due</text:span><text:span text:style-name="T28"> Wed</text:span><text:span text:style-name="T27">: ch6 # </text:span><text:span text:style-name="T29">33</text:span><text:span text:style-name="T27"> / </text:span><text:span text:style-name="T29">35</text:span></text:p>
              </text:list-item>
            </text:list>
            <text:list text:style-name="L4">
              <text:list-item>
                <text:p text:style-name="P5"><text:span text:style-name="T26">HW05</text:span><text:span text:style-name="T29"> due</text:span><text:span text:style-name="T28"> Fri</text:span><text:span text:style-name="T29">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ch6 # 25 (hint does not apply in Pytho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9">ch6 # 28 (write a Python program to do this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7">140 </text:span><text:span text:style-name="T30">Final</text:span><text:span text:style-name="T27"> / 141 midterm next week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8">Wed 24Oct</text:span><text:span text:style-name="T27"> 14:35-15:50 (part 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8">Thu 25Oct </text:span><text:span text:style-name="T27">13:10-14:15 (part 2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8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12T14:02:18</meta:creation-date>
    <dc:creator>Sean Ho</dc:creator>
    <dc:date>2007-10-16T09:27:22</dc:date>
    <meta:editing-cycles>20</meta:editing-cycles>
    <meta:editing-duration>PT9H30M43S</meta:editing-duration>
    <meta:template xlink:type="simple" xlink:actuate="onRequest" xlink:href="../../../../../../Application%20Data/OpenOffice.org2/user/template/Sample%20Lecture.otp" xlink:title="Sample Lecture" meta:date="2006-10-12T14:02:17"/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